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7000002F469B51007D10FA7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Mealthyme</text:p>
          </draw:text-box>
        </draw:frame>
        <draw:frame presentation:style-name="pr2" draw:text-style-name="P2" draw:layer="layout" svg:width="25.191cm" svg:height="12.182cm" svg:x="1.778cm" svg:y="6.35cm" presentation:class="subtitle" presentation:user-transformed="true">
          <draw:text-box>
            <text:p text:style-name="P1">Darren Roscoe and Trevor Fox</text:p>
            <text:p text:style-name="P1">Database Design CS320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Significance</text:p>
          </draw:text-box>
        </draw:frame>
        <draw:frame presentation:style-name="pr2" draw:text-style-name="P2" draw:layer="layout" svg:width="25.191cm" svg:height="12.182cm" svg:x="1.779cm" svg:y="6.35cm">
          <draw:text-box>
            <text:p text:style-name="P1">Mealthyme is a system to help users optimize their grocery shopping patterns for cost efficiency, nutritional value, and variety of cuisine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Challeng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Learning new languages as part of the building something new is fun but can be frustrating</text:p>
              </text:list-item>
              <text:list-item>
                <text:p>At the early stages it is difficult to easily parallelize work</text:p>
              </text:list-item>
              <text:list-item>
                <text:p>Finding the right API</text:p>
              </text:list-item>
              <text:list-item>
                <text:p>Narrowing the (originally overzealous) scope of our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Next Steps/Stretch Goal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Finding a way to represent amounts while being able to convert between amounts you buy (i.e. 2 lbs) and amounts you use (i.e. 1 cup)</text:p>
              </text:list-item>
              <text:list-item>
                <text:p>Storing user-submitted images for foods (and possibly recipes)</text:p>
              </text:list-item>
              <text:list-item>
                <text:p>Using amount and time data to suggest optimizations on cost and nutritional value of me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fill-image draw:name="background" xlink:href="Pictures/10000000000002C7000002F469B51007D10FA74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ren Roscoe</meta:initial-creator>
    <meta:creation-date>2017-11-29T12:51:38.640210234</meta:creation-date>
    <dc:date>2017-11-29T13:16:17.417124425</dc:date>
    <dc:creator>Darren Roscoe</dc:creator>
    <meta:editing-duration>PT12M47S</meta:editing-duration>
    <meta:editing-cycles>3</meta:editing-cycles>
    <meta:generator>LibreOffice/5.1.6.2$Linux_X86_64 LibreOffice_project/10m0$Build-2</meta:generator>
    <meta:document-statistic meta:object-count="39"/>
  </office:meta>
</office:document-meta>
</file>